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,</text:p>
          </table:table-cell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,</text:p>
          </table:table-cell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D</text:p>
          </table:table-cell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E,</text:p>
          </table:table-cell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A</text:p>
          </table:table-cell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B,</text:p>
          </table:table-cell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C,</text:p>
          </table:table-cell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D</text:p>
          </table:table-cell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 office:value-type="string" calcext:value-type="string">
            <text:p>E,</text:p>
          </table:table-cell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14:40:25.367341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7T16:34:40.964827943</dc:date>
    <meta:editing-duration>PT10H57M14S</meta:editing-duration>
    <meta:editing-cycles>22</meta:editing-cycles>
    <meta:generator>LibreOffice/24.2.4.2$Linux_X86_64 LibreOffice_project/420$Build-2</meta:generator>
    <meta:document-statistic meta:table-count="1" meta:cell-count="838" meta:object-count="0"/>
  </office:meta>
</office:document-meta>
</file>